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200000BB96187CF111088F53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.3165in" svg:height="11.6929in" draw:z-index="0"><draw:image xlink:href="Pictures/100000000000015200000BB96187CF111088F53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1:31:42.175808328</meta:creation-date>
    <dc:date>2018-05-28T11:32:23.280335138</dc:date>
    <meta:editing-duration>PT4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